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8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08%" fo:margin-top="0cm" style:writing-mode="lr-tb"/>
    </style:style>
    <style:style style:name="T2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_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_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_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_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_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_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_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_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_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_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_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_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_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_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_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_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_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_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_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_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_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_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_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3" style:family="paragraph" style:parent-style-name="Standard">
      <style:paragraph-properties fo:break-before="auto" fo:line-height="108%" fo:margin-top="0cm" style:writing-mode="lr-tb"/>
    </style:style>
    <style:style style:name="T3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3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3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3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4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4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4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4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4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4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5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5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5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5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5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5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5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5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5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5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6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6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6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6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6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6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6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6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6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6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7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7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7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7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7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7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_7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4" style:family="paragraph" style:parent-style-name="Standard">
      <style:paragraph-properties fo:break-before="auto" fo:line-height="108%" fo:margin-top="0cm" style:writing-mode="lr-tb"/>
    </style:style>
    <style:style style:name="T4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5" style:family="paragraph" style:parent-style-name="Standard">
      <style:paragraph-properties fo:break-before="auto" fo:line-height="108%" fo:margin-top="0cm" style:writing-mode="lr-tb"/>
    </style:style>
    <style:style style:name="T5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3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3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3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4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4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4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4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4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4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5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5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5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5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5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5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5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5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5_5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6" style:family="paragraph" style:parent-style-name="Standard">
      <style:paragraph-properties fo:break-before="auto" fo:line-height="108%" fo:margin-top="0cm" fo:margin-bottom="0cm" style:writing-mode="lr-tb"/>
    </style:style>
    <style:style style:name="T6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3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3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3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4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4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4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4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4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4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5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5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5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5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5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5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5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5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5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7" style:family="paragraph" style:parent-style-name="Standard">
      <style:paragraph-properties fo:break-before="auto" fo:line-height="108%" style:writing-mode="lr-tb"/>
    </style:style>
    <style:style style:name="P8" style:family="paragraph" style:parent-style-name="Standard">
      <style:paragraph-properties fo:break-before="auto" fo:line-height="108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T8_135" style:family="text"/>
    <style:style style:name="T8_136" style:family="text"/>
    <style:style style:name="T8_137" style:family="text"/>
    <style:style style:name="T8_138" style:family="text"/>
    <style:style style:name="T8_139" style:family="text"/>
    <style:style style:name="T8_140" style:family="text"/>
    <style:style style:name="T8_141" style:family="text"/>
    <style:style style:name="T8_142" style:family="text"/>
    <style:style style:name="T8_143" style:family="text"/>
    <style:style style:name="T8_144" style:family="text"/>
    <style:style style:name="T8_145" style:family="text"/>
    <style:style style:name="T8_146" style:family="text"/>
    <style:style style:name="T8_147" style:family="text"/>
    <style:style style:name="T8_148" style:family="text"/>
    <style:style style:name="T8_149" style:family="text"/>
    <style:style style:name="T8_150" style:family="text"/>
    <style:style style:name="T8_151" style:family="text"/>
    <style:style style:name="T8_152" style:family="text"/>
    <style:style style:name="T8_153" style:family="text"/>
    <style:style style:name="T8_154" style:family="text"/>
    <style:style style:name="T8_155" style:family="text"/>
    <style:style style:name="T8_156" style:family="text"/>
    <style:style style:name="T8_157" style:family="text"/>
    <style:style style:name="T8_158" style:family="text"/>
    <style:style style:name="T8_159" style:family="text"/>
    <style:style style:name="T8_160" style:family="text"/>
    <style:style style:name="T8_161" style:family="text"/>
    <style:style style:name="T8_162" style:family="text"/>
    <style:style style:name="T8_163" style:family="text"/>
    <style:style style:name="T8_164" style:family="text"/>
    <style:style style:name="T8_165" style:family="text"/>
    <style:style style:name="T8_166" style:family="text"/>
    <style:style style:name="T8_167" style:family="text"/>
    <style:style style:name="T8_168" style:family="text"/>
    <style:style style:name="T8_169" style:family="text"/>
    <style:style style:name="T8_170" style:family="text"/>
    <style:style style:name="T8_171" style:family="text"/>
    <style:style style:name="T8_172" style:family="text"/>
    <style:style style:name="T8_173" style:family="text"/>
    <style:style style:name="T8_174" style:family="text"/>
    <style:style style:name="T8_175" style:family="text"/>
    <style:style style:name="T8_176" style:family="text"/>
    <style:style style:name="T8_177" style:family="text"/>
    <style:style style:name="T8_178" style:family="text"/>
    <style:style style:name="T8_179" style:family="text"/>
    <style:style style:name="T8_180" style:family="text"/>
    <style:style style:name="T8_181" style:family="text"/>
    <style:style style:name="T8_182" style:family="text"/>
    <style:style style:name="T8_183" style:family="text"/>
    <style:style style:name="T8_184" style:family="text"/>
    <style:style style:name="T8_185" style:family="text"/>
    <style:style style:name="T8_186" style:family="text"/>
    <style:style style:name="T8_187" style:family="text"/>
    <style:style style:name="T8_188" style:family="text"/>
    <style:style style:name="T8_189" style:family="text"/>
    <style:style style:name="T8_190" style:family="text"/>
    <style:style style:name="T8_191" style:family="text"/>
    <style:style style:name="T8_192" style:family="text"/>
    <style:style style:name="T8_193" style:family="text"/>
    <style:style style:name="T8_194" style:family="text"/>
    <style:style style:name="T8_195" style:family="text"/>
    <style:style style:name="T8_196" style:family="text"/>
    <style:style style:name="T8_197" style:family="text"/>
    <style:style style:name="T8_198" style:family="text"/>
    <style:style style:name="T8_199" style:family="text"/>
    <style:style style:name="T8_200" style:family="text"/>
    <style:style style:name="T8_201" style:family="text"/>
    <style:style style:name="T8_202" style:family="text"/>
    <style:style style:name="T8_203" style:family="text"/>
    <style:style style:name="T8_204" style:family="text"/>
    <style:style style:name="T8_205" style:family="text"/>
    <style:style style:name="T8_206" style:family="text"/>
    <style:style style:name="T8_207" style:family="text"/>
    <style:style style:name="T8_208" style:family="text"/>
    <style:style style:name="T8_209" style:family="text"/>
    <style:style style:name="T8_210" style:family="text"/>
    <style:style style:name="T8_211" style:family="text"/>
    <style:style style:name="T8_212" style:family="text"/>
    <style:style style:name="T8_213" style:family="text"/>
    <style:style style:name="T8_214" style:family="text"/>
    <style:style style:name="T8_215" style:family="text"/>
    <style:style style:name="T8_216" style:family="text"/>
    <style:style style:name="T8_217" style:family="text"/>
    <style:style style:name="T8_218" style:family="text"/>
    <style:style style:name="T8_219" style:family="text"/>
    <style:style style:name="T8_220" style:family="text"/>
    <style:style style:name="T8_221" style:family="text"/>
    <style:style style:name="T8_222" style:family="text"/>
    <style:style style:name="T8_223" style:family="text"/>
    <style:style style:name="T8_224" style:family="text"/>
    <style:style style:name="T8_225" style:family="text"/>
    <style:style style:name="T8_226" style:family="text"/>
    <style:style style:name="T8_227" style:family="text"/>
    <style:style style:name="T8_228" style:family="text"/>
    <style:style style:name="T8_229" style:family="text"/>
    <style:style style:name="T8_230" style:family="text"/>
    <style:style style:name="T8_231" style:family="text"/>
    <style:style style:name="T8_232" style:family="text"/>
    <style:style style:name="T8_233" style:family="text"/>
    <style:style style:name="T8_234" style:family="text"/>
    <style:style style:name="T8_235" style:family="text"/>
    <style:style style:name="T8_236" style:family="text"/>
    <style:style style:name="T8_237" style:family="text"/>
    <style:style style:name="T8_238" style:family="text"/>
    <style:style style:name="T8_239" style:family="text"/>
    <style:style style:name="T8_240" style:family="text"/>
    <style:style style:name="T8_241" style:family="text"/>
    <style:style style:name="T8_242" style:family="text"/>
    <style:style style:name="T8_243" style:family="text"/>
    <style:style style:name="T8_244" style:family="text"/>
    <style:style style:name="T8_245" style:family="text"/>
    <style:style style:name="T8_246" style:family="text"/>
    <style:style style:name="T8_247" style:family="text"/>
    <style:style style:name="T8_248" style:family="text"/>
    <style:style style:name="T8_249" style:family="text"/>
    <style:style style:name="T8_250" style:family="text"/>
    <style:style style:name="T8_251" style:family="text"/>
    <style:style style:name="T8_252" style:family="text"/>
    <style:style style:name="T8_253" style:family="text"/>
    <style:style style:name="T8_254" style:family="text"/>
    <style:style style:name="T8_255" style:family="text"/>
    <style:style style:name="T8_256" style:family="text"/>
    <style:style style:name="T8_257" style:family="text"/>
    <style:style style:name="T8_258" style:family="text"/>
    <style:style style:name="T8_259" style:family="text"/>
    <style:style style:name="T8_260" style:family="text"/>
    <style:style style:name="T8_261" style:family="text"/>
    <style:style style:name="T8_262" style:family="text"/>
    <style:style style:name="T8_263" style:family="text"/>
    <style:style style:name="T8_264" style:family="text"/>
    <style:style style:name="T8_265" style:family="text"/>
    <style:style style:name="T8_266" style:family="text"/>
    <style:style style:name="T8_267" style:family="text"/>
    <style:style style:name="T8_268" style:family="text"/>
    <style:style style:name="T8_269" style:family="text"/>
    <style:style style:name="T8_270" style:family="text"/>
    <style:style style:name="T8_271" style:family="text"/>
    <style:style style:name="T8_272" style:family="text"/>
    <style:style style:name="T8_273" style:family="text"/>
    <style:style style:name="T8_274" style:family="text"/>
    <style:style style:name="T8_275" style:family="text"/>
    <style:style style:name="T8_276" style:family="text"/>
    <style:style style:name="T8_277" style:family="text"/>
    <style:style style:name="T8_278" style:family="text"/>
    <style:style style:name="T8_279" style:family="text"/>
    <style:style style:name="T8_280" style:family="text"/>
  </office:automatic-styles>
  <office:body>
    <office:text>
      <text:p text:style-name="P1"><text:span text:style-name="T1_1">Client</text:span><text:span text:style-name="T1_2"><text:s/></text:span><text:span text:style-name="T1_3">Interview</text:span><text:span text:style-name="T1_4"><text:s/></text:span><text:span text:style-name="T1_5">Plan</text:span></text:p>
      <text:list text:style-name="LS1" xml:id="list0">
        <text:list-item>
          <text:p text:style-name="P2"><text:span text:style-name="T2_1">What</text:span><text:span text:style-name="T2_2"><text:s/></text:span><text:span text:style-name="T2_3">is</text:span><text:span text:style-name="T2_4"><text:s/></text:span><text:span text:style-name="T2_5">the</text:span><text:span text:style-name="T2_6"><text:s/></text:span><text:span text:style-name="T2_7">main</text:span><text:span text:style-name="T2_8"><text:s/></text:span><text:span text:style-name="T2_9">goal</text:span><text:span text:style-name="T2_10"><text:s/></text:span><text:span text:style-name="T2_11">of</text:span><text:span text:style-name="T2_12"><text:s/></text:span><text:span text:style-name="T2_13">this</text:span><text:span text:style-name="T2_14"><text:s/></text:span><text:span text:style-name="T2_15">website</text:span><text:span text:style-name="T2_16">/</text:span><text:span text:style-name="T2_17">how</text:span><text:span text:style-name="T2_18"><text:s/></text:span><text:span text:style-name="T2_19">do</text:span><text:span text:style-name="T2_20"><text:s/></text:span><text:span text:style-name="T2_21">you</text:span><text:span text:style-name="T2_22"><text:s/></text:span><text:span text:style-name="T2_23">see</text:span><text:span text:style-name="T2_24"><text:s/></text:span><text:span text:style-name="T2_25">this</text:span><text:span text:style-name="T2_26"><text:s/></text:span><text:span text:style-name="T2_27">website</text:span><text:span text:style-name="T2_28"><text:s/></text:span><text:span text:style-name="T2_29">being</text:span><text:span text:style-name="T2_30"><text:s/></text:span><text:span text:style-name="T2_31">used</text:span><text:span text:style-name="T2_32">?</text:span></text:p>
        </text:list-item>
        <text:list-item>
          <text:p text:style-name="P3"><text:span text:style-name="T3_1">What</text:span><text:span text:style-name="T3_2"><text:s/></text:span><text:span text:style-name="T3_3">components</text:span><text:span text:style-name="T3_4"><text:s/></text:span><text:span text:style-name="T3_5">are</text:span><text:span text:style-name="T3_6"><text:s/></text:span><text:span text:style-name="T3_7">essential</text:span><text:span text:style-name="T3_8"><text:s/></text:span><text:span text:style-name="T3_9">for</text:span><text:span text:style-name="T3_10"><text:s/></text:span><text:span text:style-name="T3_11">the</text:span><text:span text:style-name="T3_12"><text:s/></text:span><text:span text:style-name="T3_13">web</text:span><text:span text:style-name="T3_14"><text:s/></text:span><text:span text:style-name="T3_15">page</text:span><text:span text:style-name="T3_16"><text:s/></text:span><text:span text:style-name="T3_17">to</text:span><text:span text:style-name="T3_18"><text:s/></text:span><text:span text:style-name="T3_19">accomplish</text:span><text:span text:style-name="T3_20"><text:s/></text:span><text:span text:style-name="T3_21">this</text:span><text:span text:style-name="T3_22"><text:s/></text:span><text:span text:style-name="T3_23">goal</text:span><text:span text:style-name="T3_24">/</text:span><text:span text:style-name="T3_25">using</text:span><text:span text:style-name="T3_26"><text:s/></text:span><text:span text:style-name="T3_27">Facebook</text:span><text:span text:style-name="T3_28"><text:s/></text:span><text:span text:style-name="T3_29">group</text:span><text:span text:style-name="T3_30"><text:s/></text:span><text:span text:style-name="T3_31">as</text:span><text:span text:style-name="T3_32"><text:s/></text:span><text:span text:style-name="T3_33">a</text:span><text:span text:style-name="T3_34"><text:s/></text:span><text:span text:style-name="T3_35">basis</text:span><text:span text:style-name="T3_36">,<text:s/></text:span><text:span text:style-name="T3_37">how</text:span><text:span text:style-name="T3_38"><text:s/></text:span><text:span text:style-name="T3_39">much</text:span><text:span text:style-name="T3_40"><text:s/></text:span><text:span text:style-name="T3_41">of</text:span><text:span text:style-name="T3_42"><text:s/></text:span><text:span text:style-name="T3_43">this</text:span><text:span text:style-name="T3_44"><text:s/></text:span><text:span text:style-name="T3_45">functionality</text:span><text:span text:style-name="T3_46"><text:s/></text:span><text:span text:style-name="T3_47">do</text:span><text:span text:style-name="T3_48"><text:s/></text:span><text:span text:style-name="T3_49">you</text:span><text:span text:style-name="T3_50"><text:s/></text:span><text:span text:style-name="T3_51">see</text:span><text:span text:style-name="T3_52"><text:s/></text:span><text:span text:style-name="T3_53">as</text:span><text:span text:style-name="T3_54"><text:s/></text:span><text:span text:style-name="T3_55">useful</text:span><text:span text:style-name="T3_56"><text:s/></text:span><text:span text:style-name="T3_57">for</text:span><text:span text:style-name="T3_58"><text:s/></text:span><text:span text:style-name="T3_59">this</text:span><text:span text:style-name="T3_60"><text:s/></text:span><text:span text:style-name="T3_61">site</text:span><text:span text:style-name="T3_62">,<text:s/></text:span><text:span text:style-name="T3_63">how</text:span><text:span text:style-name="T3_64"><text:s/></text:span><text:span text:style-name="T3_65">much</text:span><text:span text:style-name="T3_66"><text:s/></text:span><text:span text:style-name="T3_67">seems</text:span><text:span text:style-name="T3_68"><text:s/></text:span><text:span text:style-name="T3_69">too</text:span><text:span text:style-name="T3_70"><text:s/></text:span><text:span text:style-name="T3_71">personal</text:span><text:span text:style-name="T3_72">/</text:span><text:span text:style-name="T3_73">or</text:span><text:span text:style-name="T3_74"><text:s/></text:span><text:span text:style-name="T3_75">extraneous</text:span><text:span text:style-name="T3_76">?<text:s/></text:span></text:p>
        </text:list-item>
        <text:list-item>
          <text:p text:style-name="P4"><text:span text:style-name="T4_1">What</text:span><text:span text:style-name="T4_2"><text:s/></text:span><text:span text:style-name="T4_3">components</text:span><text:span text:style-name="T4_4"><text:s/></text:span><text:span text:style-name="T4_5">would</text:span><text:span text:style-name="T4_6"><text:s/></text:span><text:span text:style-name="T4_7">be</text:span><text:span text:style-name="T4_8"><text:s/></text:span><text:span text:style-name="T4_9">helpful</text:span><text:span text:style-name="T4_10">,<text:s/></text:span><text:span text:style-name="T4_11">but</text:span><text:span text:style-name="T4_12"><text:s/></text:span><text:span text:style-name="T4_13">not</text:span><text:span text:style-name="T4_14"><text:s/></text:span><text:span text:style-name="T4_15">necessary</text:span><text:span text:style-name="T4_16">?</text:span></text:p>
        </text:list-item>
        <text:list-item>
          <text:p text:style-name="P5"><text:span text:style-name="T5_1">How</text:span><text:span text:style-name="T5_2"><text:s/></text:span><text:span text:style-name="T5_3">much</text:span><text:span text:style-name="T5_4"><text:s/></text:span><text:span text:style-name="T5_5">captain</text:span><text:span text:style-name="T5_6"><text:s/></text:span><text:span text:style-name="T5_7">customization</text:span><text:span text:style-name="T5_8"><text:s/></text:span><text:span text:style-name="T5_9">do</text:span><text:span text:style-name="T5_10"><text:s/></text:span><text:span text:style-name="T5_11">you</text:span><text:span text:style-name="T5_12"><text:s/></text:span><text:span text:style-name="T5_13">feel</text:span><text:span text:style-name="T5_14"><text:s/></text:span><text:span text:style-name="T5_15">is</text:span><text:span text:style-name="T5_16"><text:s/></text:span><text:span text:style-name="T5_17">necessary</text:span><text:span text:style-name="T5_18"><text:s/></text:span><text:span text:style-name="T5_19">for</text:span><text:span text:style-name="T5_20"><text:s/></text:span><text:span text:style-name="T5_21">this</text:span><text:span text:style-name="T5_22"><text:s/></text:span><text:span text:style-name="T5_23">site</text:span><text:span text:style-name="T5_24"><text:s/></text:span><text:span text:style-name="T5_25">as</text:span><text:span text:style-name="T5_26"><text:s/></text:span><text:span text:style-name="T5_27">just</text:span><text:span text:style-name="T5_28"><text:s/></text:span><text:span text:style-name="T5_29">the</text:span><text:span text:style-name="T5_30"><text:s/>“</text:span><text:span text:style-name="T5_31">Golan</text:span><text:span text:style-name="T5_32"><text:s/></text:span><text:span text:style-name="T5_33">Brothers</text:span><text:span text:style-name="T5_34">’”<text:s/></text:span><text:span text:style-name="T5_35">site</text:span><text:span text:style-name="T5_36">?<text:s text:c="2"/></text:span><text:span text:style-name="T5_37">What</text:span><text:span text:style-name="T5_38"><text:s/></text:span><text:span text:style-name="T5_39">about</text:span><text:span text:style-name="T5_40"><text:s/></text:span><text:span text:style-name="T5_41">if</text:span><text:span text:style-name="T5_42"><text:s/></text:span><text:span text:style-name="T5_43">it</text:span><text:span text:style-name="T5_44"><text:s/></text:span><text:span text:style-name="T5_45">were</text:span><text:span text:style-name="T5_46"><text:s/></text:span><text:span text:style-name="T5_47">to</text:span><text:span text:style-name="T5_48"><text:s/></text:span><text:span text:style-name="T5_49">go</text:span><text:span text:style-name="T5_50"><text:s/></text:span><text:span text:style-name="T5_51">live</text:span><text:span text:style-name="T5_52"><text:s/></text:span><text:span text:style-name="T5_53">for</text:span><text:span text:style-name="T5_54"><text:s/></text:span><text:span text:style-name="T5_55">other</text:span><text:span text:style-name="T5_56"><text:s/></text:span><text:span text:style-name="T5_57">teams</text:span><text:span text:style-name="T5_58">?</text:span></text:p>
        </text:list-item>
        <text:list-item>
          <text:p text:style-name="P6"><text:span text:style-name="T6_1">Looking</text:span><text:span text:style-name="T6_2"><text:s/></text:span><text:span text:style-name="T6_3">at</text:span><text:span text:style-name="T6_4"><text:s/></text:span><text:span text:style-name="T6_5">the</text:span><text:span text:style-name="T6_6"><text:s/></text:span><text:span text:style-name="T6_7">Site</text:span><text:span text:style-name="T6_8"><text:s/></text:span><text:span text:style-name="T6_9">nav</text:span><text:span text:style-name="T6_10">.</text:span><text:span text:style-name="T6_11">png</text:span><text:span text:style-name="T6_12"><text:s/></text:span><text:span text:style-name="T6_13">and</text:span><text:span text:style-name="T6_14"><text:s/></text:span><text:span text:style-name="T6_15">main</text:span><text:span text:style-name="T6_16"><text:s/></text:span><text:span text:style-name="T6_17">page</text:span><text:span text:style-name="T6_18">.</text:span><text:span text:style-name="T6_19">png</text:span><text:span text:style-name="T6_20"><text:s/></text:span><text:span text:style-name="T6_21">is</text:span><text:span text:style-name="T6_22"><text:s/></text:span><text:span text:style-name="T6_23">there</text:span><text:span text:style-name="T6_24"><text:s/></text:span><text:span text:style-name="T6_25">anything</text:span><text:span text:style-name="T6_26"><text:s/></text:span><text:span text:style-name="T6_27">that</text:span><text:span text:style-name="T6_28"><text:s/></text:span><text:span text:style-name="T6_29">you</text:span><text:span text:style-name="T6_30"><text:s/></text:span><text:span text:style-name="T6_31">don</text:span><text:span text:style-name="T6_32">’</text:span><text:span text:style-name="T6_33">t</text:span><text:span text:style-name="T6_34"><text:s/></text:span><text:span text:style-name="T6_35">like</text:span><text:span text:style-name="T6_36">,<text:s/></text:span><text:span text:style-name="T6_37">feel</text:span><text:span text:style-name="T6_38"><text:s/></text:span><text:span text:style-name="T6_39">that</text:span><text:span text:style-name="T6_40"><text:s/></text:span><text:span text:style-name="T6_41">we</text:span><text:span text:style-name="T6_42"><text:s/></text:span><text:span text:style-name="T6_43">missed</text:span><text:span text:style-name="T6_44">,<text:s/></text:span><text:span text:style-name="T6_45">or</text:span><text:span text:style-name="T6_46"><text:s/></text:span><text:span text:style-name="T6_47">feel</text:span><text:span text:style-name="T6_48"><text:s/></text:span><text:span text:style-name="T6_49">is</text:span><text:span text:style-name="T6_50"><text:s/></text:span><text:span text:style-name="T6_51">too</text:span><text:span text:style-name="T6_52"><text:s/></text:span><text:span text:style-name="T6_53">much</text:span><text:span text:style-name="T6_54"><text:s/></text:span><text:span text:style-name="T6_55">or</text:span><text:span text:style-name="T6_56"><text:s/></text:span><text:span text:style-name="T6_57">unnecessary</text:span><text:span text:style-name="T6_58">?</text:span></text:p>
        </text:list-item>
      </text:list>
      <text:p text:style-name="P7"/>
      <text:p text:style-name="P8"><text:bookmark-start text:name="h.gjdgxs"/><text:bookmark-end text:name="h.gjdgxs"/><text:span text:style-name="T8_1">During</text:span><text:span text:style-name="T8_2"><text:s/></text:span><text:span text:style-name="T8_3">the</text:span><text:span text:style-name="T8_4"><text:s/></text:span><text:span text:style-name="T8_5">interview</text:span><text:span text:style-name="T8_6"><text:s/></text:span><text:span text:style-name="T8_7">directions</text:span><text:span text:style-name="T8_8"><text:s/></text:span><text:span text:style-name="T8_9">and</text:span><text:span text:style-name="T8_10"><text:s/></text:span><text:span text:style-name="T8_11">features</text:span><text:span text:style-name="T8_12"><text:s/></text:span><text:span text:style-name="T8_13">of</text:span><text:span text:style-name="T8_14"><text:s/></text:span><text:span text:style-name="T8_15">an</text:span><text:span text:style-name="T8_16"><text:s/></text:span><text:span text:style-name="T8_17">updated</text:span><text:span text:style-name="T8_18"><text:s/></text:span><text:span text:style-name="T8_19">version</text:span><text:span text:style-name="T8_20"><text:s/></text:span><text:span text:style-name="T8_21">of</text:span><text:span text:style-name="T8_22"><text:s/></text:span><text:span text:style-name="T8_23">the</text:span><text:span text:style-name="T8_24"><text:s/></text:span><text:span text:style-name="T8_25">website</text:span><text:span text:style-name="T8_26">,<text:s/></text:span><text:span text:style-name="T8_27">one</text:span><text:span text:style-name="T8_28"><text:s/></text:span><text:span text:style-name="T8_29">for</text:span><text:span text:style-name="T8_30"><text:s/></text:span><text:span text:style-name="T8_31">more</text:span><text:span text:style-name="T8_32"><text:s/></text:span><text:span text:style-name="T8_33">teams</text:span><text:span text:style-name="T8_34"><text:s/></text:span><text:span text:style-name="T8_35">than</text:span><text:span text:style-name="T8_36"><text:s/></text:span><text:span text:style-name="T8_37">the</text:span><text:span text:style-name="T8_38"><text:s/></text:span><text:span text:style-name="T8_39">one</text:span><text:span text:style-name="T8_40"><text:s/></text:span><text:span text:style-name="T8_41">the</text:span><text:span text:style-name="T8_42"><text:s/></text:span><text:span text:style-name="T8_43">original</text:span><text:span text:style-name="T8_44"><text:s/></text:span><text:span text:style-name="T8_45">supported</text:span><text:span text:style-name="T8_46">.<text:s text:c="2"/></text:span><text:span text:style-name="T8_47">The</text:span><text:span text:style-name="T8_48"><text:s/></text:span><text:span text:style-name="T8_49">main</text:span><text:span text:style-name="T8_50"><text:s/></text:span><text:span text:style-name="T8_51">goal</text:span><text:span text:style-name="T8_52"><text:s/></text:span><text:span text:style-name="T8_53">has</text:span><text:span text:style-name="T8_54"><text:s/></text:span><text:span text:style-name="T8_55">not</text:span><text:span text:style-name="T8_56"><text:s/></text:span><text:span text:style-name="T8_57">changed</text:span><text:span text:style-name="T8_58"><text:s/>(</text:span><text:span text:style-name="T8_59">create</text:span><text:span text:style-name="T8_60"><text:s/></text:span><text:span text:style-name="T8_61">a</text:span><text:span text:style-name="T8_62"><text:s/></text:span><text:span text:style-name="T8_63">site</text:span><text:span text:style-name="T8_64"><text:s/></text:span><text:span text:style-name="T8_65">for</text:span><text:span text:style-name="T8_66"><text:s/></text:span><text:span text:style-name="T8_67">teams</text:span><text:span text:style-name="T8_68"><text:s/></text:span><text:span text:style-name="T8_69">to</text:span><text:span text:style-name="T8_70"><text:s/></text:span><text:span text:style-name="T8_71">communicate</text:span><text:span text:style-name="T8_72"><text:s/></text:span><text:span text:style-name="T8_73">effectively</text:span><text:span text:style-name="T8_74">),<text:s/></text:span><text:span text:style-name="T8_75">only</text:span><text:span text:style-name="T8_76"><text:s/></text:span><text:span text:style-name="T8_77">the</text:span><text:span text:style-name="T8_78"><text:s/></text:span><text:span text:style-name="T8_79">scale</text:span><text:span text:style-name="T8_80"><text:s/></text:span><text:span text:style-name="T8_81">and</text:span><text:span text:style-name="T8_82"><text:s/></text:span><text:span text:style-name="T8_83">quality</text:span><text:span text:style-name="T8_84"><text:s/></text:span><text:span text:style-name="T8_85">of</text:span><text:span text:style-name="T8_86"><text:s/></text:span><text:span text:style-name="T8_87">interface</text:span><text:span text:style-name="T8_88"><text:s/></text:span><text:span text:style-name="T8_89">is</text:span><text:span text:style-name="T8_90"><text:s/></text:span><text:span text:style-name="T8_91">changing</text:span><text:span text:style-name="T8_92">.<text:s text:c="2"/></text:span><text:span text:style-name="T8_93">All</text:span><text:span text:style-name="T8_94"><text:s/></text:span><text:span text:style-name="T8_95">the</text:span><text:span text:style-name="T8_96"><text:s/></text:span><text:span text:style-name="T8_97">key</text:span><text:span text:style-name="T8_98"><text:s/></text:span><text:span text:style-name="T8_99">features</text:span><text:span text:style-name="T8_100"><text:s/></text:span><text:span text:style-name="T8_101">listed</text:span><text:span text:style-name="T8_102"><text:s/></text:span><text:span text:style-name="T8_103">in</text:span><text:span text:style-name="T8_104"><text:s/></text:span><text:span text:style-name="T8_105">the</text:span><text:span text:style-name="T8_106"><text:s/></text:span><text:span text:style-name="T8_107">interview</text:span><text:span text:style-name="T8_108"><text:s/></text:span><text:span text:style-name="T8_109">were</text:span><text:span text:style-name="T8_110"><text:s/></text:span><text:span text:style-name="T8_111">implemented</text:span><text:span text:style-name="T8_112"><text:s/></text:span><text:span text:style-name="T8_113">or</text:span><text:span text:style-name="T8_114"><text:s/></text:span><text:span text:style-name="T8_115">at</text:span><text:span text:style-name="T8_116"><text:s/></text:span><text:span text:style-name="T8_117">least</text:span><text:span text:style-name="T8_118"><text:s/></text:span><text:span text:style-name="T8_119">attempted</text:span><text:span text:style-name="T8_120"><text:s/></text:span><text:span text:style-name="T8_121">to</text:span><text:span text:style-name="T8_122"><text:s/></text:span><text:span text:style-name="T8_123">be</text:span><text:span text:style-name="T8_124"><text:s/></text:span><text:span text:style-name="T8_125">implemented</text:span><text:span text:style-name="T8_126"><text:s/></text:span><text:span text:style-name="T8_127">in</text:span><text:span text:style-name="T8_128"><text:s/></text:span><text:span text:style-name="T8_129">the</text:span><text:span text:style-name="T8_130"><text:s/>“</text:span><text:span text:style-name="T8_131">Golan</text:span><text:span text:style-name="T8_132"><text:s/></text:span><text:span text:style-name="T8_133">Brothers</text:span><text:span text:style-name="T8_134">’”<text:s/></text:span><text:span text:style-name="T8_135">site</text:span><text:span text:style-name="T8_136">,<text:s/></text:span><text:span text:style-name="T8_137">with</text:span><text:span text:style-name="T8_138"><text:s/></text:span><text:span text:style-name="T8_139">an</text:span><text:span text:style-name="T8_140"><text:s/></text:span><text:span text:style-name="T8_141">additional</text:span><text:span text:style-name="T8_142"><text:s/></text:span><text:span text:style-name="T8_143">helpful</text:span><text:span text:style-name="T8_144"><text:s/></text:span><text:span text:style-name="T8_145">component</text:span><text:span text:style-name="T8_146"><text:s/></text:span><text:span text:style-name="T8_147">being</text:span><text:span text:style-name="T8_148"><text:s/></text:span><text:span text:style-name="T8_149">the</text:span><text:span text:style-name="T8_150"><text:s/></text:span><text:span text:style-name="T8_151">file</text:span><text:span text:style-name="T8_152"><text:s/></text:span><text:span text:style-name="T8_153">sharing</text:span><text:span text:style-name="T8_154"><text:s/></text:span><text:span text:style-name="T8_155">and</text:span><text:span text:style-name="T8_156"><text:s/></text:span><text:span text:style-name="T8_157">commenting</text:span><text:span text:style-name="T8_158"><text:s/></text:span><text:span text:style-name="T8_159">on</text:span><text:span text:style-name="T8_160"><text:s/></text:span><text:span text:style-name="T8_161">files</text:span><text:span text:style-name="T8_162">.<text:s text:c="2"/></text:span><text:span text:style-name="T8_163">It</text:span><text:span text:style-name="T8_164"><text:s/></text:span><text:span text:style-name="T8_165">was</text:span><text:span text:style-name="T8_166"><text:s/></text:span><text:span text:style-name="T8_167">stated</text:span><text:span text:style-name="T8_168"><text:s/></text:span><text:span text:style-name="T8_169">that</text:span><text:span text:style-name="T8_170"><text:s/></text:span><text:span text:style-name="T8_171">color</text:span><text:span text:style-name="T8_172"><text:s/></text:span><text:span text:style-name="T8_173">scheme</text:span><text:span text:style-name="T8_174"><text:s/></text:span><text:span text:style-name="T8_175">as</text:span><text:span text:style-name="T8_176"><text:s/></text:span><text:span text:style-name="T8_177">well</text:span><text:span text:style-name="T8_178"><text:s/></text:span><text:span text:style-name="T8_179">as</text:span><text:span text:style-name="T8_180"><text:s/></text:span><text:span text:style-name="T8_181">logo</text:span><text:span text:style-name="T8_182"><text:s/></text:span><text:span text:style-name="T8_183">are</text:span><text:span text:style-name="T8_184"><text:s/></text:span><text:span text:style-name="T8_185">necessary</text:span><text:span text:style-name="T8_186"><text:s/></text:span><text:span text:style-name="T8_187">features</text:span><text:span text:style-name="T8_188"><text:s/></text:span><text:span text:style-name="T8_189">that</text:span><text:span text:style-name="T8_190"><text:s/></text:span><text:span text:style-name="T8_191">client</text:span><text:span text:style-name="T8_192"><text:s/></text:span><text:span text:style-name="T8_193">captains</text:span><text:span text:style-name="T8_194"><text:s/></text:span><text:span text:style-name="T8_195">can</text:span><text:span text:style-name="T8_196"><text:s/></text:span><text:span text:style-name="T8_197">alter</text:span><text:span text:style-name="T8_198"><text:s/></text:span><text:span text:style-name="T8_199">at</text:span><text:span text:style-name="T8_200"><text:s/></text:span><text:span text:style-name="T8_201">creation</text:span><text:span text:style-name="T8_202"><text:s/></text:span><text:span text:style-name="T8_203">or</text:span><text:span text:style-name="T8_204"><text:s/></text:span><text:span text:style-name="T8_205">at</text:span><text:span text:style-name="T8_206"><text:s/></text:span><text:span text:style-name="T8_207">any</text:span><text:span text:style-name="T8_208"><text:s/></text:span><text:span text:style-name="T8_209">other</text:span><text:span text:style-name="T8_210"><text:s/></text:span><text:span text:style-name="T8_211">time</text:span><text:span text:style-name="T8_212"><text:s/></text:span><text:span text:style-name="T8_213">during</text:span><text:span text:style-name="T8_214"><text:s/></text:span><text:span text:style-name="T8_215">use</text:span><text:span text:style-name="T8_216"><text:s/></text:span><text:span text:style-name="T8_217">of</text:span><text:span text:style-name="T8_218"><text:s/></text:span><text:span text:style-name="T8_219">the</text:span><text:span text:style-name="T8_220"><text:s/></text:span><text:span text:style-name="T8_221">site</text:span><text:span text:style-name="T8_222">,<text:s/></text:span><text:span text:style-name="T8_223">as</text:span><text:span text:style-name="T8_224"><text:s/></text:span><text:span text:style-name="T8_225">well</text:span><text:span text:style-name="T8_226"><text:s/></text:span><text:span text:style-name="T8_227">as</text:span><text:span text:style-name="T8_228"><text:s/></text:span><text:span text:style-name="T8_229">select</text:span><text:span text:style-name="T8_230"><text:s/></text:span><text:span text:style-name="T8_231">which</text:span><text:span text:style-name="T8_232"><text:s/></text:span><text:span text:style-name="T8_233">features</text:span><text:span text:style-name="T8_234"><text:s/></text:span><text:span text:style-name="T8_235">they</text:span><text:span text:style-name="T8_236"><text:s/></text:span><text:span text:style-name="T8_237">want</text:span><text:span text:style-name="T8_238"><text:s/></text:span><text:span text:style-name="T8_239">for</text:span><text:span text:style-name="T8_240"><text:s/></text:span><text:span text:style-name="T8_241">their</text:span><text:span text:style-name="T8_242"><text:s/></text:span><text:span text:style-name="T8_243">team</text:span><text:span text:style-name="T8_244"><text:s/></text:span><text:span text:style-name="T8_245">and</text:span><text:span text:style-name="T8_246"><text:s/></text:span><text:span text:style-name="T8_247">alter</text:span><text:span text:style-name="T8_248"><text:s/></text:span><text:span text:style-name="T8_249">permissions</text:span><text:span text:style-name="T8_250"><text:s/></text:span><text:span text:style-name="T8_251">of</text:span><text:span text:style-name="T8_252"><text:s/></text:span><text:span text:style-name="T8_253">members</text:span><text:span text:style-name="T8_254"><text:s/></text:span><text:span text:style-name="T8_255">of</text:span><text:span text:style-name="T8_256"><text:s/></text:span><text:span text:style-name="T8_257">the</text:span><text:span text:style-name="T8_258"><text:s/></text:span><text:span text:style-name="T8_259">team</text:span><text:span text:style-name="T8_260">.<text:s text:c="2"/></text:span><text:span text:style-name="T8_261">The</text:span><text:span text:style-name="T8_262"><text:s/></text:span><text:span text:style-name="T8_263">interview</text:span><text:span text:style-name="T8_264"><text:s/></text:span><text:span text:style-name="T8_265">then</text:span><text:span text:style-name="T8_266"><text:s/></text:span><text:span text:style-name="T8_267">devolved</text:span><text:span text:style-name="T8_268"><text:s/></text:span><text:span text:style-name="T8_269">into</text:span><text:span text:style-name="T8_270"><text:s/></text:span><text:span text:style-name="T8_271">interview</text:span><text:span text:style-name="T8_272"><text:s/></text:span><text:span text:style-name="T8_273">technique</text:span><text:span text:style-name="T8_274"><text:s/></text:span><text:span text:style-name="T8_275">at</text:span><text:span text:style-name="T8_276"><text:s/></text:span><text:span text:style-name="T8_277">this</text:span><text:span text:style-name="T8_278"><text:s/></text:span><text:span text:style-name="T8_279">point</text:span><text:span text:style-name="T8_280">.<text:s text:c="2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8%" fo:margin-top="0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8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8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8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8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8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8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8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8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